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08499" officeooo:paragraph-rsid="00008499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08499" officeooo:paragraph-rsid="00008499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08499" officeooo:paragraph-rsid="00008499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08499" officeooo:paragraph-rsid="0002ada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08499" officeooo:paragraph-rsid="0003e3a0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08499" officeooo:paragraph-rsid="000501dd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5e824" officeooo:paragraph-rsid="0005e82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ada" officeooo:paragraph-rsid="000ca282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44c9" officeooo:paragraph-rsid="000e44c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08499" officeooo:paragraph-rsid="00008499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5e824" officeooo:paragraph-rsid="0005e824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3pt" officeooo:rsid="000b6ada" officeooo:paragraph-rsid="000b6ada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0b6ada" officeooo:paragraph-rsid="000ca282" style:font-size-asian="10.5pt" style:font-size-complex="12pt"/>
    </style:style>
    <style:style style:name="T1" style:family="text">
      <style:text-properties officeooo:rsid="00010bb6"/>
    </style:style>
    <style:style style:name="T2" style:family="text">
      <style:text-properties officeooo:rsid="0003e3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3e3a0"/>
    </style:style>
    <style:style style:name="T5" style:family="text">
      <style:text-properties style:font-name="Liberation Serif1" officeooo:rsid="000501dd"/>
    </style:style>
    <style:style style:name="T6" style:family="text">
      <style:text-properties style:font-name="Liberation Serif1" officeooo:rsid="0005e824"/>
    </style:style>
    <style:style style:name="T7" style:family="text">
      <style:text-properties style:font-name="Liberation Serif1" officeooo:rsid="0008bd9d"/>
    </style:style>
    <style:style style:name="T8" style:family="text">
      <style:text-properties style:font-name="Liberation Serif1" officeooo:rsid="000aae82"/>
    </style:style>
    <style:style style:name="T9" style:family="text">
      <style:text-properties style:font-name="Liberation Serif1" officeooo:rsid="000b6ada"/>
    </style:style>
    <style:style style:name="T10" style:family="text">
      <style:text-properties style:font-name="Liberation Serif1" officeooo:rsid="000ca282"/>
    </style:style>
    <style:style style:name="T11" style:family="text">
      <style:text-properties style:font-name="Liberation Serif1" officeooo:rsid="000e44c9"/>
    </style:style>
    <style:style style:name="T12" style:family="text">
      <style:text-properties officeooo:rsid="000b6ada"/>
    </style:style>
    <style:style style:name="T13" style:family="text">
      <style:text-properties officeooo:rsid="000ca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rvet-EXTROM</text:p>
      <text:p text:style-name="P1"/>
      <text:p text:style-name="P3">Проект EXTROM является аппаратным эмулятором дисковых накопителей для ПЭВМ «Корвет». </text:p>
      <text:p text:style-name="P2"/>
      <text:p text:style-name="P10">1. Что это такое и зачем его создавали</text:p>
      <text:p text:style-name="P1"/>
      <text:p text:style-name="P3"><text:tab/>В давние 80-е годы прошлого века в нашей стране начали появляться первые бытовые персональные ЭВМ. Радио-86РК, ZX Spectrum, ОРИОН-128... Много их было. В качестве носителя информации они использовали обычный бытовой кассетный магнитофон. И у каждого обладателя такой ЭВМ была заветная мечта — подключить к своей машине настоящий дисковод. <text:s/>Только вот дискводы тогда были в дефиците, да и стоили очень приличных денег — далеко не каждый мог себе его позволить. Шли годы. Дисководы стали неотъемлемой частью любого персонального компьютера, появились HDD, различные оптические диски, и, наконец, Flash-накопители. Ленточные магнитофоны ушли в историю, туда же практически уже отправились и дисководы FDD. На современных материнских платах часто уже не ставят FDD-разъемов, а крупные фирмы понемногу сворачивают выпуск дискет. Оно и понятно — на MicroSD карту размером с ноготь мизинца информации влезает больше, чем в целый шкаф, забитый дискетами, они не боятся магнитных полей, не обсыпаются от времени. Скоро FDD, бывшие когда-то несбыточной мечтой, навсегда исчезнут из вычислительной техники. </text:p>
      <text:p text:style-name="P4"><text:tab/>Бытовые ПЭВМ 80-х—90-х годов также в большинстве своем обрели покой на помойках. <text:span text:style-name="T1">Остались они в основном в музеях, да у некоторых олдфагов-энутзиастов, любящих поностальгировать со старыми игрушками. ПЭВМ Корвет, о которой пойдет речь далее, повезло чуть больше. Она была принята в качестве официального обучающего компьютера, и такими ЭВМ (в виде комплектов КУВТ) оснащали школьные компьютерные классы. Поэтому высока вероятность, что этих ПЭВМ сохранилось не так уж и мало в различных школьных запасниках. Существовало 2 варианта поставки корветов: полноценный ПК8020 и обрезок ПК8010. Первый был укомплектован всеми периферийными портами и 2 дисководами, поставлялся в различные учреждения и, возможно, даже попадал в розничную продажу. В учебных классах он выпонял роль рабочего места преподавателя (РМП). ПК8010 не имеет в себе порта принтера, RS-232 и <text:s/>контроллера дисковода. Последнее делает этот компьютер практически бесполезным — на нем можно только поразвлекаться с бейсиком да позагружать специальным образом подготовленные игры через порт магнитофона или локальную сеть. Другое дело — ПК8020. Наличие дисковода позволяет использовать на нем ОС CP/M, широко распортсраненную в мире в 80-е годы прошлого века. Под эту ОС существует море прикладных программ, например вполне серьезная СУБД DBASE-II, трансляторы с большинства распространенных в ту пору языков программирования, и другой полезный софт. Ну и, кроме того, под сам корвет написаны десятки отличных игрушек и обучающих программ. Вообщем, побаловаться с такой машиной многим было бы интересно, если бы не одна важная проблема.</text:span></text:p>
      <text:p text:style-name="P5"><text:tab/><text:span text:style-name="T2">В те далекие годы дисководы 3.5</text:span><text:span text:style-name="T4">"</text:span><text:span text:style-name="T2">, стоящие сейчас в персональных компьютерах, только начали появляться в природе. Во всех распространенных машинах использовались дисководы 5 и даже 8</text:span><text:span text:style-name="T4">". В стандартной комплектации корвета имелись два дисковода по 5", с потенциальной возможностью подключения еще двух. Сейчас, в 21 веке, <text:s/>5" дискеты найти уже нереально — их давно не выпускают, а существующие в основном отправились в помойку. Но даже если на дальней полке чердака найдется-таки пачка таких дискет — их просто не на чем будет записать. Уже лет 15 такие дисководы в компьютеры не ставят. </text:span><text:span text:style-name="T5">Да и не факт что они запишутся — за столько лет их магнитный слой мог постареть и обсыпаться.</text:span></text:p>
      <text:p text:style-name="P6"><text:span text:style-name="T5"><text:tab/>В интернете можно найти неплохую коллекцию образов реальных корветовских дискет. Эти файлы имеют тип *.KDI и являются посекторными копиями реальных дискет. Только вот как их использовать на корвете? Первый, бросающийся в глаза вариант — подключить к корвету современный 3.5</text:span><text:span text:style-name="T4">" </text:span><text:span text:style-name="T5">дисковод. Записать образ диска на такую дискету и наслаждаться. Решение очевидное, но имеет в себе некоторые изъяны. Во-первых, и 3.5 дисковод теперь попадается далеко не в каждой машине. И хорошие дискеты так просто не купишь, а те, что продаются, обладают отвратительнейшим качеством. Во-вторых, переходник для подключения дисковода придется спаять своими руками — готового такого не купишь. И есть проблема с получением сигнала RDY, отсутствующего на 3.</text:span><text:span text:style-name="T4">5" </text:span><text:span text:style-name="T5">дисководах. А тем, кому достался вариант ПК8010 из школьного класса КУВТ, и вовсе не повезло — к их машинам дисковод не подключишь. Можно, конечно, допаять на системную плату недостающие компоненты и сделать из него ПК8020, но далеко не все на такое способны, да и муторно это. </text:span></text:p>
      <text:p text:style-name="P6"><text:span text:style-name="T5"><text:tab/>Учитывае все вышеизложенное, и был сделан проект Korvet-EXTROM. Он представляет собой небольшую электронную плату - контроллер, подключаемый в разъем расширения (боковой разъем), имеющийся на каждом корвете, даже на ПК8010. После этого корвет получает в свое распоряжение до 4 виртуальных дисководов, к каждому из которых можно примонтировать файл-образ дискеты KDI и полноценно им пользоваться в ОС CP/M. Сами образы хранятся на карте SD, отформатированной в файловоую систему FAT и также подключенной к контроллеру. Специальный программный интерфейс позволяет на ходу подмонтировать к любому виртуальному диску любой файл-образ, хранящийся на карте. Нетрудно представить, что при </text:span><text:span text:style-name="T6">скромной </text:span><text:span text:style-name="T5">емкости карты в 2 Гб </text:span><text:span text:style-name="T6">туда можно поместить более 2500 образов (размер образа — 800к), что намного превышает весь объем программного обеспечения, существующего для корвета. Таким образом, в маленькой коробочке можно собрать весь софт, который когда-либо может понадобиться, и забыть о дисководах навсегда.</text:span></text:p>
      <text:p text:style-name="P6"/>
      <text:p text:style-name="P11"><text:span text:style-name="T3"><text:s/>2. Копирайты итд.</text:span></text:p>
      <text:p text:style-name="P7"/>
      <text:p text:style-name="P7"><text:span text:style-name="T3">Вам интересно об этом читать? Вот и мне также неинтересно об этом писать. Все равно никто не читает. Так что проехали.</text:span></text:p>
      <text:p text:style-name="P7"/>
      <text:p text:style-name="P11"><text:span text:style-name="T3">3. Как оно работает. </text:span></text:p>
      <text:p text:style-name="P7"/>
      <text:p text:style-name="P7"><text:span text:style-name="T3"><text:tab/>Резидентный монтиор ОПТС, хранящийся в ПЗУ корвета и осуществляющий его первоначальный запуск, обладает интересной особенностью. Если к боковому разъему подключить ПЗУ с записанной в ней специальным образом сформированной программой, и замкнуть между собой на этом разъеме сигналы Control и IRQ, то вместо загрузки системы с дисковода или запуска встроенного бейсика будет запущена программа, находящаяся в этом ПЗУ. Разработчики, видимо, </text:span><text:soft-page-break/><text:span text:style-name="T3">использовали эту возможность для заводского тестирования машины, ну и предполагали создание картриджей с программами, как это было сделано на игровых компьютерах (типа ATARI 800 например) и телевизионных игровых приставках. На практике эта возможность использовалась разве что для орнанизации линтеховской сети NET-CPM. Сейчас это оказывает нам просто неоценимую услугу. После включения питания контроллер Extrom имитирует внешнее ПЗУ (отсюда и его название) и передает в корвет маленькую, размером 256 байт, программку, называемую загрузчиком 1 фазы. Этот загрузчик, получив управление, устанавливает двустороннюю связь с контроллером, загружает оттуда следующую программу — загрузчик 2 фазы, </text:span><text:span text:style-name="T7">и запускает его</text:span><text:span text:style-name="T3">. </text:span><text:span text:style-name="T7">Загрузчик 2 фазы функционирует примерно так же, как дисковый загрузчик ОПТС — считывает с виртуального диска А </text:span><text:span text:style-name="T9">информационный сектор</text:span><text:span text:style-name="T7">, образы си</text:span><text:span text:style-name="T9">с</text:span><text:span text:style-name="T7">темных дорожек, размещает их в памяти и передает туда управление. Кроме того, он может перед запуском произвести модификацию загруженной ОС, встраивая в нее драйвер для работы с виртуальными дисками. После запуска ОС выдает на экран стандартный промпт А&gt; и готова к приему команд.</text:span></text:p>
      <text:p text:style-name="P7"><text:span text:style-name="T7"><text:tab/>При работе ОС доступны 5 логических дисков — от А до Е. Диск Е — это электроный рамдиск, размещенный в памяти ГЗУ и целиком эмулирующийся средствами BIOS. <text:s/>Остальным дискам А-D можно сопоставить или виртуальный диск, эмулируемый контроллером, или один из 4 реальных дисководов. Делается это через программный интерфейс (API) контроллера с помощью специальной программы MOUNT (она входит в </text:span><text:span text:style-name="T8">дерево</text:span><text:span text:style-name="T7"> проекта) или другой подобной программы, написанной пользователем.</text:span></text:p>
      <text:p text:style-name="P7"><text:span text:style-name="T7"><text:tab/></text:span><text:span text:style-name="T8">Для доступа к виртуальным дискам контроллер предоставляет специальное API, подробно описанное в соответствующем документе. Доступ к дискам через API требует доработки BIOS — вставки в него интерфейсных драйверов. Эта работа может быть выполнена или заранее (в дереве проекта имеется уже готовая ОС CP/M 2.2 со всеми встроенными драйверами) или прямо в процессе загрузки конкретной ОС с диска. Эта задача возложена на загрузчик 2 фазы. </text:span><text:span text:style-name="T9">Подробное описание работы загрузчиков приведено далее, а их исходные тексты находятся в дереве проекта.</text:span></text:p>
      <text:p text:style-name="P7"/>
      <text:p text:style-name="P12"><text:span text:style-name="T3">4. Схемотехника контроллера EXTROM</text:span></text:p>
      <text:p text:style-name="P7"/>
      <text:p text:style-name="P7"><text:tab/><text:span text:style-name="T12">Подробно принципиальная схема контроллера, его сборка и наладка описаны в соответсвующем документе hardware.pdf. Здесь дается только краткое описание.</text:span></text:p>
      <text:p text:style-name="P7"><text:tab/><text:span text:style-name="T12">Контроллер построен на основе микроконтроллера ATMega32 фирмы Atmel. В принципе, можно использовать и более старшие процессоры — ATmega64 или даже 128, но это потребует некоторой правки программы, да и бессмысленно, поскольку большая часть ресурсов процессара все равно пропадет впустую. Кроме процессора, в контроллер входят 12 резисторов, 5 конденсаторов, 1 стабилитрон, 2 кнопки, одна микросхема регулятора напряжения LM317, гнездо для SD-карты и разъем для подключения к корвету. Принципиальная схема контроллера находится в каталоге SCH проекта. Она сделана как можно проще и доступна для сборки любому человеку, умеющему держать в руках паяльник. </text:span></text:p>
      <text:p text:style-name="P7"><text:tab/><text:span text:style-name="T13">Кроме кучки радиодеталей и монтажной платы, для первоначального запуска контроллера потребуется программатор, поддерживающий работу с микросхемами Atmel AVR — для записи прошивки в процессор. Можно или взять готовый программатор — они копейки сейчас стоят, или сделать времянку из 5 проводков на LPT порт. Подробно все это описано в файле hardware.pdf.</text:span></text:p>
      <text:p text:style-name="P7"/>
      <text:p text:style-name="P7"/>
      <text:p text:style-name="P12"><text:span text:style-name="T3">5. Замечание об используемых инструментах</text:span></text:p>
      <text:p text:style-name="P12"/>
      <text:p text:style-name="P8"><text:span text:style-name="T3"><text:tab/>Весь проект доступен в исходных текстах. Но для сборки входящих в корвет программ требуются дополнительные программные средства. </text:span><text:span text:style-name="T10">Для сборки прошивки контроллера нужен пакет AVR-GCC. Он имеется в большинстве дистрибутивов. Для сборки загрузчиков и образа системы CP/M потребуется кроссассемблер Z80. Их много есть на свете, но я использовал ассемблер ZMAC. В обычные дистрибутивы он не входит, а взять его можно здесь - </text:span><text:a xlink:type="simple" xlink:href="http://members.shaw.ca/gp2000/zmac.html"><text:span text:style-name="T10">http://members.shaw.ca/gp2000/zmac.html</text:span></text:a><text:span text:style-name="T10"> <text:s/>И, наконец, для сборки программы mount потребуется компилятор С80 под CP/M. Он есть на прилагаемом к проекту образе диска с исходниками программы mount.</text:span></text:p>
      <text:p text:style-name="P8"><text:span text:style-name="T10"><text:tab/>Для тех, кто не хочет ничего собирать, в дереве проектов имеются уже готовые собранные двоичные файлы прошивки и загрузчиков.</text:span></text:p>
      <text:p text:style-name="P8"><text:span text:style-name="T10"><text:tab/></text:span></text:p>
      <text:p text:style-name="P8"/>
      <text:p text:style-name="P13">6. Структура файловой системы SD-карты</text:p>
      <text:p text:style-name="P8"/>
      <text:p text:style-name="P8"><text:span text:style-name="T10"><text:tab/>Контроллер поддерживает SD-карты объемом до 2 Гб. Более емкие SDHC карты не поддерживаются — не имеет с</text:span><text:span text:style-name="T11">м</text:span><text:span text:style-name="T10">ысла. </text:span><text:span text:style-name="T11">Карта должна быть отформатирована в файловую систему FAT16. FAT32 контроллером не поддерживается, будьте внимательны! Это можно сделать, например, так (предполагаем, что карта подключилась к устройству /dev/sdb):</text:span></text:p>
      <text:p text:style-name="P8"/>
      <text:p text:style-name="P9"><text:span text:style-name="T3">$ mkfs.vfat -F 16 -n EXTROM /dev/sdb</text:span></text:p>
      <text:p text:style-name="P9"/>
      <text:p text:style-name="P9"><text:span text:style-name="T3"><text:tab/>Корневой каталог карты предназначен для хранения служебных файлов, используемых контроллером при работ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34:33.623963372</meta:creation-date>
    <meta:generator>LibreOffice/4.2.5.2$Linux_X86_64 LibreOffice_project/420m0$Build-2</meta:generator>
    <dc:date>2014-07-23T20:33:00.784779701</dc:date>
    <meta:editing-duration>PT2H53M56S</meta:editing-duration>
    <meta:editing-cycles>4</meta:editing-cycles>
    <meta:document-statistic meta:table-count="0" meta:image-count="0" meta:object-count="0" meta:page-count="2" meta:paragraph-count="26" meta:word-count="1498" meta:character-count="10725" meta:non-whitespace-character-count="9205"/>
  </office:meta>
</office:document-meta>
</file>